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" table:style-name="ta1">
        <table:shapes>
          <draw:frame draw:z-index="0" draw:style-name="gr1" draw:text-style-name="P1" svg:width="733.49pt" svg:height="343.47pt" svg:x="336.3pt" svg:y="17.97pt">
            <loext:p draw:notify-on-update-of-ranges="'1'.A1:'1'.A32 '1'.B1:'1'.B32 '1'.C1:'1'.C32 '1'.D1:'1'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2" table:style-name="ta1">
        <table:shapes>
          <draw:frame draw:z-index="0" draw:style-name="gr1" draw:text-style-name="P1" svg:width="733.49pt" svg:height="343.47pt" svg:x="336.3pt" svg:y="17.97pt">
            <loext:p draw:notify-on-update-of-ranges="'2'.A1:'2'.A32 '2'.B1:'2'.B32 '2'.C1:'2'.C32 '2'.D1:'2'.D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3" table:style-name="ta1">
        <table:shapes>
          <draw:frame draw:z-index="0" draw:style-name="gr1" draw:text-style-name="P1" svg:width="733.49pt" svg:height="343.47pt" svg:x="336.3pt" svg:y="17.97pt">
            <loext:p draw:notify-on-update-of-ranges="'3'.A1:'3'.A32 '3'.B1:'3'.B32 '3'.C1:'3'.C32 '3'.D1:'3'.D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4" table:style-name="ta1">
        <table:shapes>
          <draw:frame draw:z-index="0" draw:style-name="gr1" draw:text-style-name="P1" svg:width="733.49pt" svg:height="343.47pt" svg:x="336.3pt" svg:y="17.97pt">
            <loext:p draw:notify-on-update-of-ranges="'4'.A1:'4'.A32 '4'.B1:'4'.B32 '4'.C1:'4'.C32 '4'.D1:'4'.D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12:31:43.645784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2:31:44.662584098</meta:creation-date>
    <meta:editing-duration>PT14M56S</meta:editing-duration>
    <meta:editing-cycles>5</meta:editing-cycles>
    <meta:generator>LibreOffice/5.1.6.2$Linux_X86_64 LibreOffice_project/10m0$Build-2</meta:generator>
    <dc:date>2018-07-10T16:17:13.513874432</dc:date>
    <meta:document-statistic meta:table-count="4" meta:cell-count="5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77cm" svg:height="12.118cm" xlink:href=".." xlink:type="simple" chart:class="chart:scatter" chart:style-name="ch1">
        <chart:legend chart:legend-position="end" svg:x="23.025cm" svg:y="5.511cm" style:legend-expansion="high" chart:style-name="ch2"/>
        <chart:plot-area chart:style-name="ch3" table:cell-range-address="'1'.A1:'1'.B32 '1'.D1:'1'.D32" svg:x="0.517cm" svg:y="0.242cm" svg:width="21.991cm" svg:height="11.634cm">
          <chartooo:coordinate-region svg:x="0.953cm" svg:y="0.441cm" svg:width="21.183cm" svg:height="10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B1:'1'.B32" chart:class="chart:scatter">
            <chart:domain table:cell-range-address="'1'.A1:'1'.A32"/>
            <chart:data-point chart:repeated="32"/>
          </chart:series>
          <chart:series chart:style-name="ch7" chart:values-cell-range-address="'1'.D1:'1'.D32" chart:class="chart:scatter">
            <chart:domain table:cell-range-address="'1'.C1:'1'.C32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'.A1:'1'.A32</svg:desc>
                </draw:g>
              </table:table-cell>
              <table:table-cell office:value-type="float" office:value="0">
                <text:p>0</text:p>
                <draw:g>
                  <svg:desc>'1'.B1:'1'.B32</svg:desc>
                </draw:g>
              </table:table-cell>
              <table:table-cell office:value-type="float" office:value="31">
                <text:p>31</text:p>
                <draw:g>
                  <svg:desc>'1'.C1:'1'.C32</svg:desc>
                </draw:g>
              </table:table-cell>
              <table:table-cell office:value-type="float" office:value="15">
                <text:p>15</text:p>
                <draw:g>
                  <svg:desc>'1'.D1:'1'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77cm" svg:height="12.118cm" xlink:href=".." xlink:type="simple" chart:class="chart:scatter" chart:style-name="ch1">
        <chart:legend chart:legend-position="end" svg:x="23.025cm" svg:y="5.511cm" style:legend-expansion="high" chart:style-name="ch2"/>
        <chart:plot-area chart:style-name="ch3" table:cell-range-address="'3'.A1:'3'.B32 '3'.D1:'3'.D32" svg:x="0.517cm" svg:y="0.242cm" svg:width="21.991cm" svg:height="11.634cm">
          <chartooo:coordinate-region svg:x="1.244cm" svg:y="0.441cm" svg:width="21.078cm" svg:height="10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1:'3'.B32" chart:class="chart:scatter">
            <chart:domain table:cell-range-address="'3'.A1:'3'.A32"/>
            <chart:data-point chart:repeated="32"/>
          </chart:series>
          <chart:series chart:style-name="ch7" chart:values-cell-range-address="'3'.D1:'3'.D32" chart:class="chart:scatter">
            <chart:domain table:cell-range-address="'3'.C1:'3'.C32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'.A1:'3'.A32</svg:desc>
                </draw:g>
              </table:table-cell>
              <table:table-cell office:value-type="float" office:value="0">
                <text:p>0</text:p>
                <draw:g>
                  <svg:desc>'3'.B1:'3'.B32</svg:desc>
                </draw:g>
              </table:table-cell>
              <table:table-cell office:value-type="float" office:value="31">
                <text:p>31</text:p>
                <draw:g>
                  <svg:desc>'3'.C1:'3'.C32</svg:desc>
                </draw:g>
              </table:table-cell>
              <table:table-cell office:value-type="float" office:value="3">
                <text:p>3</text:p>
                <draw:g>
                  <svg:desc>'3'.D1:'3'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77cm" svg:height="12.118cm" xlink:href=".." xlink:type="simple" chart:class="chart:scatter" chart:style-name="ch1">
        <chart:legend chart:legend-position="end" svg:x="23.025cm" svg:y="5.511cm" style:legend-expansion="high" chart:style-name="ch2"/>
        <chart:plot-area chart:style-name="ch3" table:cell-range-address="'2'.A1:'2'.B32 '2'.D1:'2'.D32" svg:x="0.517cm" svg:y="0.242cm" svg:width="21.991cm" svg:height="11.634cm">
          <chartooo:coordinate-region svg:x="0.953cm" svg:y="0.441cm" svg:width="21.368cm" svg:height="10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B1:'2'.B32" chart:class="chart:scatter">
            <chart:domain table:cell-range-address="'2'.A1:'2'.A32"/>
            <chart:data-point chart:repeated="32"/>
          </chart:series>
          <chart:series chart:style-name="ch7" chart:values-cell-range-address="'2'.D1:'2'.D32" chart:class="chart:scatter">
            <chart:domain table:cell-range-address="'2'.C1:'2'.C32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'.A1:'2'.A32</svg:desc>
                </draw:g>
              </table:table-cell>
              <table:table-cell office:value-type="float" office:value="0">
                <text:p>0</text:p>
                <draw:g>
                  <svg:desc>'2'.B1:'2'.B32</svg:desc>
                </draw:g>
              </table:table-cell>
              <table:table-cell office:value-type="float" office:value="31">
                <text:p>31</text:p>
                <draw:g>
                  <svg:desc>'2'.C1:'2'.C32</svg:desc>
                </draw:g>
              </table:table-cell>
              <table:table-cell office:value-type="float" office:value="7">
                <text:p>7</text:p>
                <draw:g>
                  <svg:desc>'2'.D1:'2'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77cm" svg:height="12.118cm" xlink:href=".." xlink:type="simple" chart:class="chart:scatter" chart:style-name="ch1">
        <chart:legend chart:legend-position="end" svg:x="23.025cm" svg:y="5.511cm" style:legend-expansion="high" chart:style-name="ch2"/>
        <chart:plot-area chart:style-name="ch3" table:cell-range-address="'4'.A1:'4'.B32 '4'.D1:'4'.D32" svg:x="0.517cm" svg:y="0.242cm" svg:width="21.991cm" svg:height="11.634cm">
          <chartooo:coordinate-region svg:x="1.244cm" svg:y="0.441cm" svg:width="21.078cm" svg:height="10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1:'4'.B32" chart:class="chart:scatter">
            <chart:domain table:cell-range-address="'4'.A1:'4'.A32"/>
            <chart:data-point chart:repeated="32"/>
          </chart:series>
          <chart:series chart:style-name="ch7" chart:values-cell-range-address="'4'.D1:'4'.D32" chart:class="chart:scatter">
            <chart:domain table:cell-range-address="'4'.C1:'4'.C32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'.A1:'4'.A32</svg:desc>
                </draw:g>
              </table:table-cell>
              <table:table-cell office:value-type="float" office:value="0">
                <text:p>0</text:p>
                <draw:g>
                  <svg:desc>'4'.B1:'4'.B32</svg:desc>
                </draw:g>
              </table:table-cell>
              <table:table-cell office:value-type="float" office:value="31">
                <text:p>31</text:p>
                <draw:g>
                  <svg:desc>'4'.C1:'4'.C32</svg:desc>
                </draw:g>
              </table:table-cell>
              <table:table-cell office:value-type="float" office:value="1">
                <text:p>1</text:p>
                <draw:g>
                  <svg:desc>'4'.D1:'4'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